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list-style-name="L1">
      <style:text-properties fo:font-style="italic" style:text-underline-style="none" style:font-style-asian="italic" style:font-style-complex="italic"/>
    </style:style>
    <style:style style:name="P4" style:family="paragraph" style:parent-style-name="Standard">
      <style:text-properties fo:font-style="normal" style:text-underline-style="solid" style:text-underline-width="auto" style:text-underline-color="font-color" style:font-style-asian="normal" style:font-style-complex="normal"/>
    </style:style>
    <style:style style:name="P5" style:family="paragraph" style:parent-style-name="Standard" style:list-style-name="L2">
      <style:text-properties fo:font-style="normal" style:text-underline-style="solid" style:text-underline-width="auto" style:text-underline-color="font-color" style:font-style-asian="normal" style:font-style-complex="normal"/>
    </style:style>
    <style:style style:name="P6" style:family="paragraph" style:parent-style-name="Standard" style:list-style-name="L5">
      <style:text-properties fo:font-style="normal" style:text-underline-style="solid" style:text-underline-width="auto" style:text-underline-color="font-color" style:font-style-asian="normal" style:font-style-complex="normal"/>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list-style-name="L3">
      <style:text-properties fo:font-style="normal" style:text-underline-style="none" style:font-style-asian="normal" style:font-style-complex="normal"/>
    </style:style>
    <style:style style:name="P9" style:family="paragraph" style:parent-style-name="Standard" style:list-style-name="L4">
      <style:text-properties fo:font-style="normal" style:text-underline-style="none" style:font-style-asian="normal" style:font-style-complex="normal"/>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Standard" style:list-style-name="L1">
      <style:text-properties style:text-underline-style="none"/>
    </style:style>
    <style:style style:name="P13"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14" style:family="paragraph" style:parent-style-name="Standard" style:list-style-name="L5">
      <style:text-properties fo:font-size="12pt" fo:font-style="normal" style:text-underline-style="solid" style:text-underline-width="auto" style:text-underline-color="font-color" style:font-size-asian="12pt" style:font-style-asian="normal" style:font-size-complex="12pt" style:font-style-complex="normal"/>
    </style:style>
    <style:style style:name="P15" style:family="paragraph" style:parent-style-name="Standard" style:list-style-name="L6">
      <style:text-properties fo:font-size="12pt" fo:font-style="normal" style:text-underline-style="solid" style:text-underline-width="auto" style:text-underline-color="font-color" style:font-size-asian="12pt" style:font-style-asian="normal" style:font-size-complex="12pt" style:font-style-complex="normal"/>
    </style:style>
    <style:style style:name="P16" style:family="paragraph" style:parent-style-name="Standard">
      <style:text-properties fo:font-size="12pt" fo:font-style="normal" style:text-underline-style="none" style:font-size-asian="12pt" style:font-style-asian="normal" style:font-size-complex="12pt" style:font-style-complex="normal"/>
    </style:style>
    <style:style style:name="T1" style:family="text">
      <style:text-properties style:text-underline-style="none"/>
    </style:style>
    <style:style style:name="T2" style:family="text">
      <style:text-properties fo:font-size="16pt"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am Opal Initial User Documentation</text:p>
      <text:p text:style-name="Standard">Project #2</text:p>
      <text:p text:style-name="Standard"/>
      <text:p text:style-name="P1">This assumes that each user and the server itself is connected to a LAN enabled computer, networked together by wireless or wired components, and have all necessary ports forwarded to bypass firewalls.</text:p>
      <text:p text:style-name="Standard"/>
      <text:p text:style-name="P10">Creating a Game</text:p>
      <text:p text:style-name="P10"/>
      <text:list xml:id="list34136083" text:style-name="L1">
        <text:list-item>
          <text:p text:style-name="P12">The server administrator executes the server JAR file located on their computer.</text:p>
        </text:list-item>
        <text:list-item>
          <text:p text:style-name="P12">The server administrator types in the command to begin the game, with the amount of seconds to countdown to the game start as a command line variable.</text:p>
          <text:list>
            <text:list-header>
              <text:p text:style-name="P3">Example: In the console window, the server administrator types “begin -25” to start the game after waiting 25 seconds.</text:p>
            </text:list-header>
          </text:list>
        </text:list-item>
      </text:list>
      <text:p text:style-name="P11"/>
      <text:p text:style-name="Standard"/>
      <text:p text:style-name="P4">Joining a Game</text:p>
      <text:p text:style-name="P4"><text:span text:style-name="T1"/></text:p>
      <text:list xml:id="list34197256" text:style-name="L2">
        <text:list-item>
          <text:p text:style-name="P5"><text:span text:style-name="T1">The user executes the client JAR file to open up the client window.</text:span></text:p>
        </text:list-item>
        <text:list-item>
          <text:p text:style-name="P5"><text:span text:style-name="T1">The user is presented with a list of available servers to connect to. The user selects the desired server with their mouse and clicks the “Connect” button in the client window.</text:span></text:p>
        </text:list-item>
        <text:list-item>
          <text:p text:style-name="P5"><text:span text:style-name="T1">A countdown is shown in the client window until the game begins. When the countdown reaches zero, the game starts.</text:span></text:p>
        </text:list-item>
      </text:list>
      <text:p text:style-name="P4"><text:span text:style-name="T1"/></text:p>
      <text:p text:style-name="P4">Playing the Game</text:p>
      <text:p text:style-name="P4"/>
      <text:p text:style-name="P4">Object</text:p>
      <text:p text:style-name="P7"/>
      <text:p text:style-name="P7">The User's objective is to win the game by attending classes to receive 36 credits, then rush to Agannis Arena to win the game. The first player to reach 36 credits and reach Agganis Arena wins.</text:p>
      <text:p text:style-name="P4"><text:span text:style-name="T1"/></text:p>
      <text:p text:style-name="P4">Moving Around</text:p>
      <text:p text:style-name="P4"/>
      <text:list xml:id="list34282068" text:style-name="L3">
        <text:list-item>
          <text:p text:style-name="P8">The user moves around with the four arrow keys. Each arrow key moves the user in the appropriate direction.</text:p>
        </text:list-item>
        <text:list-item>
          <text:p text:style-name="P8">The speed of the user is determined by health. The health meter is located at the top left of the screen, which is indicated by a red bar.</text:p>
        </text:list-item>
        <text:list-item>
          <text:p text:style-name="P8">As a user's health increases, the user moves faster. As health decreases, the user moves slower.</text:p>
        </text:list-item>
        <text:list-item>
          <text:p text:style-name="P8">To enter a classroom or Agannis Arena, press the 'Up' directional key on a door to the building. The class will be attended, the bridge circuit entered, or the building entered.</text:p>
        </text:list-item>
        <text:list-item>
          <text:p text:style-name="P8">Moving around lowers health. For each '100 dot' unit distance moved by the player, health decreases by 5 points, and the red bar decreases accordingly.</text:p>
        </text:list-item>
      </text:list>
      <text:p text:style-name="P7"/>
      <text:p text:style-name="P4">Credits</text:p>
      <text:p text:style-name="P4"/>
      <text:list xml:id="list34357787" text:style-name="L4">
        <text:list-item>
          <text:p text:style-name="P9">Credits are gained by attending class. Attend a class by entering it. Four credits are gained if a class is attended twice, and not in consecutive order (a different class must be attended before the same can be attended again).</text:p>
        </text:list-item>
        <text:list-item>
          <text:p text:style-name="P9">Credits can also be lost by touching a 'Silberite' hazard, explained below.</text:p>
        </text:list-item>
        <text:list-item>
          <text:p text:style-name="P9">Once 36 credits are gained, the user can move to Agannis Arena to win the game.</text:p>
        </text:list-item>
      </text:list>
      <text:p text:style-name="P7"><text:soft-page-break/></text:p>
      <text:p text:style-name="P4">Hazards and Benefits</text:p>
      <text:p text:style-name="P4"/>
      <text:p text:style-name="P2">Certain objects and buildings can increase or decrease a user's health</text:p>
      <text:p text:style-name="P2"/>
      <text:p text:style-name="P4">Health Increase</text:p>
      <text:p text:style-name="P4"><text:span text:style-name="T1"/></text:p>
      <text:list xml:id="list34426080" text:style-name="L5">
        <text:list-item>
          <text:p text:style-name="P6"><text:span text:style-name="T1">Manholes containing Sclarite boost a user's health by 25 points. There is a 1/6 chance of an encounter with Sclarite when encountering a manhole.</text:span></text:p>
        </text:list-item>
        <text:list-item>
          <text:p text:style-name="P6"><text:span text:style-name="T1">Student Health Services: Doesn't increase health, but allows a user to attend class once infected by H1N1 hazard.</text:span></text:p>
        </text:list-item>
        <text:list-item>
          <text:p text:style-name="P14"><text:span text:style-name="T1">A user can 'eat' at Cranberry Farms, Einstein's Bagels, Jamba Juice, Loose Leafs or Subway to increase their energy level by 20 points by entering the building.</text:span></text:p>
        </text:list-item>
        <text:list-item>
          <text:p text:style-name="P14"><text:span text:style-name="T1">A user can 'eat' at Panda Express, Papa John's or Starbucks to increase their energy level by 10 points by entering the building.</text:span></text:p>
        </text:list-item>
        <text:list-item>
          <text:p text:style-name="P14"><text:span text:style-name="T1">A user can visit BU Fitness and Recreation Center to increase health by 15 points.</text:span></text:p>
        </text:list-item>
        <text:list-item>
          <text:p text:style-name="P14"><text:span text:style-name="T1">Entering a bridge circuit increases a user's health by 25 points.</text:span></text:p>
        </text:list-item>
      </text:list>
      <text:p text:style-name="P13"><text:span text:style-name="T1"/></text:p>
      <text:p text:style-name="P13">Health Decrease</text:p>
      <text:list xml:id="list34478010" text:style-name="L6">
        <text:list-item>
          <text:p text:style-name="P15"><text:span text:style-name="T1">Manholes containing Silberite decrease a user's health by 15 points and credits by 2. A manhole has a 5/6 chance of containing Silberite.</text:span></text:p>
        </text:list-item>
        <text:list-item>
          <text:p text:style-name="P15"><text:span text:style-name="T1">Encountering a professor by being within 10 dots of them decreases a user's health by 5 points.</text:span></text:p>
        </text:list-item>
        <text:list-item>
          <text:p text:style-name="P15"><text:span text:style-name="T1">Encountering H1N1 makes the user “sick”, makes them move very slow, and they must attend student health services (described above) to attend classes and move quicker.</text:span></text:p>
        </text:list-item>
        <text:list-item>
          <text:p text:style-name="P15"><text:span text:style-name="T1">A user eating at Dunkin Donuts or Store 24 depletes their health by 5 points by entering the building.</text:span></text:p>
        </text:list-item>
      </text:list>
      <text:p text:style-name="P13"><text:span text:style-name="T1"/></text:p>
      <text:p text:style-name="P13">Disconnecting</text:p>
      <text:p text:style-name="P13"/>
      <text:p text:style-name="P16">1. The user can disconnect from the game by using the mouse to click the 'X' at the top right of the window of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eaman </meta:initial-creator>
    <meta:creation-date>2009-11-23T14:02:24.42</meta:creation-date>
    <dc:date>2009-11-23T14:40:42.28</dc:date>
    <dc:creator>areaman </dc:creator>
    <meta:editing-duration>PT00H22M56S</meta:editing-duration>
    <meta:editing-cycles>2</meta:editing-cycles>
    <meta:generator>OpenOffice.org/3.1$Win32 OpenOffice.org_project/310m19$Build-9420</meta:generator>
    <meta:document-statistic meta:table-count="0" meta:image-count="0" meta:object-count="0" meta:page-count="2" meta:paragraph-count="40" meta:word-count="671" meta:character-count="3761"/>
  </office:meta>
</office:document-meta>
</file>